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7eaf0" officeooo:paragraph-rsid="0017eaf0"/>
    </style:style>
    <style:style style:name="P2" style:family="paragraph" style:parent-style-name="Standard">
      <style:text-properties officeooo:rsid="0017eaf0" officeooo:paragraph-rsid="00234f5a"/>
    </style:style>
    <style:style style:name="P3" style:family="paragraph" style:parent-style-name="Standard">
      <style:text-properties officeooo:rsid="0018165b" officeooo:paragraph-rsid="0018165b"/>
    </style:style>
    <style:style style:name="P4" style:family="paragraph" style:parent-style-name="Standard">
      <style:text-properties officeooo:rsid="001aef73" officeooo:paragraph-rsid="001aef73"/>
    </style:style>
    <style:style style:name="P5" style:family="paragraph" style:parent-style-name="Standard">
      <style:text-properties officeooo:rsid="001c547a" officeooo:paragraph-rsid="001c547a"/>
    </style:style>
    <style:style style:name="P6" style:family="paragraph" style:parent-style-name="Standard">
      <style:text-properties officeooo:rsid="001e0c09" officeooo:paragraph-rsid="001e0c09"/>
    </style:style>
    <style:style style:name="P7" style:family="paragraph" style:parent-style-name="Standard">
      <style:text-properties officeooo:rsid="001f098d" officeooo:paragraph-rsid="001f098d"/>
    </style:style>
    <style:style style:name="P8" style:family="paragraph" style:parent-style-name="Standard">
      <style:text-properties officeooo:rsid="001fdb29" officeooo:paragraph-rsid="001fdb29"/>
    </style:style>
    <style:style style:name="P9" style:family="paragraph" style:parent-style-name="Standard">
      <style:text-properties officeooo:rsid="00211538" officeooo:paragraph-rsid="00211538"/>
    </style:style>
    <style:style style:name="P10" style:family="paragraph" style:parent-style-name="Standard">
      <style:text-properties fo:font-style="normal" officeooo:rsid="00211538" officeooo:paragraph-rsid="00211538" style:font-style-asian="normal" style:font-style-complex="normal"/>
    </style:style>
    <style:style style:name="P11" style:family="paragraph" style:parent-style-name="Standard">
      <style:text-properties officeooo:rsid="00234f5a" officeooo:paragraph-rsid="00234f5a"/>
    </style:style>
    <style:style style:name="P12" style:family="paragraph" style:parent-style-name="Standard">
      <style:text-properties officeooo:rsid="0024a40f" officeooo:paragraph-rsid="0017eaf0"/>
    </style:style>
    <style:style style:name="P13" style:family="paragraph" style:parent-style-name="Standard">
      <style:text-properties officeooo:rsid="0024a40f" officeooo:paragraph-rsid="00234f5a" fo:background-color="#ffff00"/>
    </style:style>
    <style:style style:name="P14" style:family="paragraph" style:parent-style-name="Standard">
      <style:text-properties officeooo:rsid="0024a40f" officeooo:paragraph-rsid="0024a40f" fo:background-color="transparent"/>
    </style:style>
    <style:style style:name="P15" style:family="paragraph" style:parent-style-name="Standard">
      <style:text-properties officeooo:rsid="0024a40f" officeooo:paragraph-rsid="0024a6c3" fo:background-color="transparent"/>
    </style:style>
    <style:style style:name="P16" style:family="paragraph" style:parent-style-name="Standard">
      <style:text-properties officeooo:rsid="0024a40f" officeooo:paragraph-rsid="0024a40f" fo:background-color="transparent"/>
    </style:style>
    <style:style style:name="P17" style:family="paragraph" style:parent-style-name="Standard">
      <style:text-properties officeooo:rsid="002a3a54" officeooo:paragraph-rsid="002a3a54" fo:background-color="transparent"/>
    </style:style>
    <style:style style:name="P18" style:family="paragraph" style:parent-style-name="Standard">
      <style:text-properties officeooo:rsid="00306bde" officeooo:paragraph-rsid="00306bde" fo:background-color="transparent"/>
    </style:style>
    <style:style style:name="T1" style:family="text">
      <style:text-properties officeooo:rsid="0018165b"/>
    </style:style>
    <style:style style:name="T2" style:family="text">
      <style:text-properties officeooo:rsid="0019e550"/>
    </style:style>
    <style:style style:name="T3" style:family="text">
      <style:text-properties officeooo:rsid="001c547a"/>
    </style:style>
    <style:style style:name="T4" style:family="text">
      <style:text-properties officeooo:rsid="001e0c09"/>
    </style:style>
    <style:style style:name="T5" style:family="text">
      <style:text-properties style:text-position="super 58%"/>
    </style:style>
    <style:style style:name="T6" style:family="text">
      <style:text-properties style:text-position="super 58%" fo:font-style="normal" style:font-style-asian="normal" style:font-style-complex="normal"/>
    </style:style>
    <style:style style:name="T7" style:family="text">
      <style:text-properties officeooo:rsid="001fdb29"/>
    </style:style>
    <style:style style:name="T8" style:family="text">
      <style:text-properties officeooo:rsid="00211538"/>
    </style:style>
    <style:style style:name="T9" style:family="text">
      <style:text-properties fo:font-style="italic" style:font-style-asian="italic" style:font-style-complex="italic"/>
    </style:style>
    <style:style style:name="T10" style:family="text">
      <style:text-properties fo:font-style="italic" officeooo:rsid="00211538"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211538" style:font-style-asian="normal" style:font-style-complex="normal"/>
    </style:style>
    <style:style style:name="T13" style:family="text">
      <style:text-properties officeooo:rsid="00234f5a"/>
    </style:style>
    <style:style style:name="T14" style:family="text">
      <style:text-properties officeooo:rsid="0023ca33"/>
    </style:style>
    <style:style style:name="T15" style:family="text">
      <style:text-properties officeooo:rsid="0024a40f"/>
    </style:style>
    <style:style style:name="T16" style:family="text">
      <style:text-properties officeooo:rsid="0024a6c3"/>
    </style:style>
    <style:style style:name="T17" style:family="text">
      <style:text-properties officeooo:rsid="00259cde"/>
    </style:style>
    <style:style style:name="T18" style:family="text">
      <style:text-properties officeooo:rsid="002693fe"/>
    </style:style>
    <style:style style:name="T19" style:family="text">
      <style:text-properties officeooo:rsid="00287a83"/>
    </style:style>
    <style:style style:name="T20" style:family="text">
      <style:text-properties officeooo:rsid="0029bff3"/>
    </style:style>
    <style:style style:name="T21" style:family="text">
      <style:text-properties officeooo:rsid="002a3a54"/>
    </style:style>
    <style:style style:name="T22" style:family="text">
      <style:text-properties officeooo:rsid="002b41e1"/>
    </style:style>
    <style:style style:name="T23" style:family="text">
      <style:text-properties officeooo:rsid="002ce7cc"/>
    </style:style>
    <style:style style:name="T24" style:family="text">
      <style:text-properties officeooo:rsid="002f8421"/>
    </style:style>
    <style:style style:name="T25" style:family="text">
      <style:text-properties officeooo:rsid="00306bde"/>
    </style:style>
    <style:style style:name="T26" style:family="text">
      <style:text-properties officeooo:rsid="0031fa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5">To my brother,</text:span> </text:p>
      <text:p text:style-name="P13"/>
      <text:p text:style-name="P15">Thanks for inviting me to the Idaho cabin – it was simply delightful visiting you and your <text:span text:style-name="T19">in-laws</text:span> <text:span text:style-name="T16">in the great </text:span><text:span text:style-name="T17">Gem State </text:span>over this past weekend. <text:s/><text:span text:style-name="T19">That’s Idaho’s real, official nickname by the way – the Gem State – isn’t that cool? <text:s/></text:span><text:span text:style-name="T20">I am still at a loss to describe how it felt to meet m</text:span><text:span text:style-name="T16">y niece, </text:span><text:span text:style-name="T20">except to say that she</text:span><text:span text:style-name="T16"> is </text:span><text:span text:style-name="T20">simply </text:span><text:span text:style-name="T18">light incarnate. <text:s/>Although you don’t see it, I’ve been showing all </text:span><text:span text:style-name="T20">of </text:span><text:span text:style-name="T18">her baby pictures to any friend or coworker who has the misfortune </text:span><text:span text:style-name="T19">to be near me while I have my phone out. <text:s/>A dear friend of mine, and a new father as well, still doesn’t believe that your 3-month-old already sleeps through the night, but now I </text:span><text:span text:style-name="T20">have been there</text:span><text:span text:style-name="T19"> to confirm how considerate your baby girl was of all the adult’s shut-eye.</text:span></text:p>
      <text:p text:style-name="P15"/>
      <text:p text:style-name="P15"><text:span text:style-name="T20">Please do not think </text:span><text:span text:style-name="T25">that </text:span><text:span text:style-name="T20">I haven’t noticed your hard work at stilling the waves of conflict that this San Franciscan brings to an otherwise peaceful family gathering. <text:s/>You must understand that, in addition to it being my </text:span><text:span text:style-name="T23">own</text:span><text:span text:style-name="T20"> personal interest, </text:span><text:span text:style-name="T23">the </text:span><text:span text:style-name="T20">lively </text:span><text:span text:style-name="T23">defense of our hometown</text:span><text:span text:style-name="T20"> is something like a national pastime for us over here. <text:s/></text:span>Sometimes I worry that the love I spout for <text:span text:style-name="T25">this</text:span> golden city of my heart <text:span text:style-name="T25">will</text:span> cause <text:span text:style-name="T25">some</text:span> tension for the people who live so far away from it. <text:s/>The only thing I hear about <text:span text:style-name="T25">home</text:span>, you understand, is <text:span text:style-name="T25">constant and </text:span><text:span text:style-name="T20">droning </text:span><text:span text:style-name="T16">talk of </text:span>its sudden, <text:span text:style-name="T20">yet</text:span> inevitable, demise. <text:s/><text:span text:style-name="T16">The internet, and perhaps the news media as well, is so far disconnected from my daily reality that I have a pervading sense of dread when I meet people whose only interaction </text:span><text:span text:style-name="T21">with </text:span><text:span text:style-name="T16">the Bay Area is through a filter of sensationalized click-bait. <text:s/>So, it was to my delight that everyone – extended family and all – was open to hearing my </text:span><text:span text:style-name="T25">life’s </text:span><text:span text:style-name="T16">experience in the </text:span><text:span text:style-name="T19">land</text:span><text:span text:style-name="T16"> of the Golden Gate </text:span><text:span text:style-name="T23">and even update their </text:span><text:span text:style-name="T24">beliefs </text:span><text:span text:style-name="T25">after a while</text:span><text:span text:style-name="T16">.</text:span></text:p>
      <text:p text:style-name="P14"/>
      <text:p text:style-name="P17"><text:span text:style-name="T25">And s</text:span>o, like a mouse <text:span text:style-name="T22">with a cookie</text:span>, I <text:span text:style-name="T24">come to you today asking for a glass of milk</text:span>. <text:s/></text:p>
      <text:p text:style-name="P17"/>
      <text:p text:style-name="P18"><text:span text:style-name="T26">On o</text:span>ur car ride back to the airport, when it was just us brothers, <text:span text:style-name="T26">we </text:span></text:p>
      <text:p text:style-name="P14"/>
      <text:p text:style-name="P2"><text:s/>We stand again on the precipice of a historical choice for our great land of <text:span text:style-name="T13">freedom</text:span>. <text:s/><text:span text:style-name="T13">I write this</text:span> with the <text:span text:style-name="T13">full </text:span>understanding that this call is made of you every four years – and yet I would forwar<text:span text:style-name="T13">d also</text:span> the truth that every citizen since 1776 has had this asked of them. <text:s/>In <text:span text:style-name="T14">a</text:span> sense, we are <text:span text:style-name="T13">all</text:span> in the company of the great Americans who <text:span text:style-name="T13">have come</text:span> before us – from Thomas Jefferson to Martin Luther King Jr, from Michelle Obama to <text:span text:style-name="T14">Susan B. Anthony</text:span> – and I would plead that we treat their presence with the shoes-removing, hand-washing reverence <text:span text:style-name="T14">that</text:span> accompanies <text:span text:style-name="T14">a</text:span> hallowed ground of <text:span text:style-name="T14">any </text:span>another religion. <text:s/>This one is ours and I am estatic <text:span text:style-name="T14">for our service this</text:span> November.</text:p>
      <text:p text:style-name="P12"/>
      <text:p text:style-name="P1">Although we are called to vote every two years – indeed, <text:span text:style-name="T14">I would hope that </text:span>we come to our house of worship twice <text:span text:style-name="T14">as often</text:span> – it is undeniable that our election of a president is the most important of our duties. It is towards this most urgent of our duties that I come to you today to make the argument <text:span text:style-name="T1">against Donald Trump.</text:span></text:p>
      <text:p text:style-name="P1"/>
      <text:p text:style-name="P3">I do hope that you will forgive my biases in this matter. <text:s/>Although my voting this November might be obvious from the outset, I will not make the positive case for any candidate, nor will I demand of you any more patriotism that you already hold in your heart. <text:s/>We are all patriots here – no man could ask for more.</text:p>
      <text:p text:style-name="P3"/>
      <text:p text:style-name="P3">I will, however, question the patriotism of Donald Trump. <text:s/>Again, every four years we come together to elect a president – a president who represents both to us and to the rest of the world our beliefs about how the ideal American ought to live their one and only life. <text:s/><text:span text:style-name="T2">Look no further than the heights of intellegence President Obama represented to us all – or perhaps to the depths of patriotism that </text:span><text:soft-page-break/><text:span text:style-name="T2">President Bush would display. <text:s/>Would our country exist as it does today if each of us did not aspire to the leadership of F.D.R? To the city on the hill Regan instilled within us all? <text:s/>Are we not a more perfect union for having rejected the crimes committed by Richard Nixon? <text:s/>If the character of a nation is anything less than the sum of its may citizens, what character does Donald Trump contribute? <text:s/>Which of his numerous traits would you wish to see more frequently amongst your people? When a foreigner speaks of our greatest of nations, which of Donald’s Trump’s actions, speeches, deeds would you be happy to hear them speak on? </text:span></text:p>
      <text:p text:style-name="P3"/>
      <text:p text:style-name="P4">I would put it to you that there is but one praiseworthy trait of our former president – strength. <text:s/>He is, certianly, a man of action, but I for one struggle to name any action Mr. Trump took during his four years in office that I could be happy he was decisive on. <text:s/>Even amongst presidents we might disagree on – Obama, Bush, Biden – we could name for them numerous policies carried out under their name. <text:s/>The ACA, the Patriot Act, the Inflation Reduction Act are only a few that come to mind. <text:s/>And yet, for the host of supporters Trump has at his back, I have never heard one of them name a policy of his tha thtey were happy with.</text:p>
      <text:p text:style-name="P4"/>
      <text:p text:style-name="P4">So, for the sake of representing the other side fairly, I will name a few that I believe they could have missed.</text:p>
      <text:p text:style-name="P4"/>
      <text:p text:style-name="P4">President Donald Trump undoubtedly had a more forceful border policy. <text:s/>From memory I cannot name the <text:span text:style-name="T3">difference in millions of crossings that Trump and his administration prevented but again, for the sake of honesty, it was many millions. <text:s/>I agree that the Turmp administration’s – perhaps the Republicans’ in general – policy on this front has been more effective, but, towards which goal?</text:span></text:p>
      <text:p text:style-name="P4"/>
      <text:p text:style-name="P5">Do we, as thinking citizens of these United States, truthfully believe that the main purpose of our immmigration policy should be to keep it as low as possible? <text:s/>Honestly – should we look between two years of immigration and consider the lower to be better? <text:s/>Again, I put it to you that we would not and should not believe this.</text:p>
      <text:p text:style-name="P5"/>
      <text:p text:style-name="P5">Rather, we would consider Trump’s border policy superior to Biden’s because they grand total of illegal immigration had blown out of control. <text:s/>The number of people abusing our system of immigration has, certainly, increased butdoes that not imply to us all that we would wish for a border policy that allows people in legally? <text:s/>If there are people who wish to enter this country, who would od it by crossing our harsh southern border, who would wait for our overworked border patrol to process them in a camp in Arizona or Texas or New Mexico or Califonia only to work a low income job for two years, pay all taxes except for income, benefit from none of it, and leave at the end of their asylum allowance – should there not be a legal process by which they can enter?</text:p>
      <text:p text:style-name="P5"/>
      <text:p text:style-name="P5">My direction is obvious on this matter – what policy has Trump presented towards this? <text:s/>There is none. <text:s/>None to the tune of bipartisan immigration reform from every president in our past. <text:s/>Obama legislated the Dreamers, Regan gave illegal immigrants who wanted it citizenship, and Trump has only blocked reform. <text:s/>He did this both during his presidency – rememeber he had a supermajority in Congress for 2 years – and during Biden’s where he commanded his own Senate Republicans to kill their own bill. <text:s/>His reasoning on this I will leave to you.</text:p>
      <text:p text:style-name="P5"/>
      <text:p text:style-name="P5">Furthermore, I believe we could reasonably credit Trump for his executive order called Operation Warp Speed. <text:s/>Without exaggeration, <text:span text:style-name="T4">I and many others believe that the COVID vaccines simply would not have been created, or at least not as quickly as they were, were it not for the allowances of Operation Warpspeed. <text:s/>What an unbelieveable triumph of American (and German!) ingenuity, an exceptional </text:span><text:soft-page-break/><text:span text:style-name="T4">example of capitalism and the power of the west. <text:s/>So, it is with a heavy heart that I believe – no, know – that President Trump would never do this again.</text:span></text:p>
      <text:p text:style-name="P5"/>
      <text:p text:style-name="P6">How can I be so sure of this? <text:s/>Ask yourself, who amongst his supporters is happy that the vaccine exists? <text:s/>If this is truly the great triumph of his administration, which of Trump’s appointees speaks happily of his role in the vaccine creation? <text:s/>He was instrumental in the policy that made some of the most advanced vaccines in human history and yet he distances himself from them at every opportunity. <text:s/>I ask you, why?</text:p>
      <text:p text:style-name="P6"/>
      <text:p text:style-name="P6">It is because he and his supporters view these policies as shameful – as a mistake of the Trump administration to be overlooked. <text:s/>He will not make the same mistake again.</text:p>
      <text:p text:style-name="P6"/>
      <text:p text:style-name="P6">Past this, the only policy I might find beneficial to the American public would be the Tax Cuts and Jobs Act which reduced the median tax burden of a citizen by $553 per year. <text:s/>Can the good people of this country be bought so easily? <text:s/>Would be truthfully characterize this bill as beneficial to us all when the federal coporate tax receipts in 2017 fell by $409 billion and, in 2018, fell another $269 billion? <text:s/>For a final time, I submit that none of us would.</text:p>
      <text:p text:style-name="P6"/>
      <text:p text:style-name="P6">And now, we come fo the matter of January 6<text:span text:style-name="T5">th</text:span> – one which does certainly inspire the most passionate of conversations around many-a-dinner table. <text:s/>I promise that I will keep my thoughts brief and voice even so as not to spoil our meal too much.</text:p>
      <text:p text:style-name="P6"/>
      <text:p text:style-name="P6">Instead, I will simply ask, “Do you belive that on January 6<text:span text:style-name="T5">th</text:span>, Donald Trump directed a crowd of people to riot against the American Congress in an attempt to overturn the results of our free and fair election?” <text:s/>And, before you respond, why do you think his own people don’t even deny this?</text:p>
      <text:p text:style-name="P6"/>
      <text:p text:style-name="P6">I have heard innumerable Trump supporters behave as if the insurrection on January 6<text:span text:style-name="T5">th</text:span> – I will call it an insurrection by sake of definition: a riot against the federal government for the sake of overturning a lawful governmental process is practically plagarized from any L1 lawschool textbook – these supporters behave as if January 6<text:span text:style-name="T5">th</text:span> was just a protext against a stolen election or as if the insurrection did not matter on the account that it didn’t work.</text:p>
      <text:p text:style-name="P6"/>
      <text:p text:style-name="P7">To the first of these points – there have been no cases of voter fraud in the 2020 election that would have changed the outcome a single state’s vote. <text:s/>We have evidence of this from the 62 (count ‘em) cases that Trump and his lawyers filed against the election results, 61 of which he lost and one that he won, didn’t invalidate enough votes to change the election results, then had the ruling vacated when it got to the Pennsylvania Supreme Court. <text:s/>He’s 0-62 on these election fraud cases, even if that last one took a while.</text:p>
      <text:p text:style-name="P7"/>
      <text:p text:style-name="P7">Furthermore, his own pundits don’t believe there was voter fraud. <text:s/>Pence no longer supports him, his own Attorney General Barr refuses to work with him again, Tucker Carlson has pages and pages of text messages talking ahout how stupid he thinks people are for believing in the election fraud conspiracy, Rudy Guliani went to court over his election lies and his only defense was that it should be his American right to lie about whatever he wants. <text:s/><text:span text:style-name="T7">These last two instances we know of because of the astronomically huge settlements Tucker and Guliani paid over this – $409 million in the case of Guliani, who discovered that it was not within his rights to lie – and $787 million in the case of Tucker and Fox News – the largest defamation loss in American history.</text:span></text:p>
      <text:p text:style-name="P7"/>
      <text:p text:style-name="P8"><text:soft-page-break/>Nobody believes voter fraud happened – so why did they repeatedly lie to the American people? <text:s/>Again, I will leave it to you.</text:p>
      <text:p text:style-name="P8"/>
      <text:p text:style-name="P8">Finally, if there are people still in the crowd who believe the insurrection on January 6<text:span text:style-name="T5">th</text:span> wasn’t that big of a deal, thank you so much for staying to the end. <text:s/>I think that very few would in your position, so I hope you will hear me when I say that it is on the topic of January 6<text:span text:style-name="T5">th</text:span> alone that would drive me to vote for a corpse over the former president – indeed, my vote for Joe Biden in 2024 nearly was – and that reason <text:span text:style-name="T8">is simply that the insurrection </text:span><text:span text:style-name="T10">was </text:span><text:span text:style-name="T12">a </text:span><text:span text:style-name="T10">huge </text:span><text:span text:style-name="T12">deal.</text:span></text:p>
      <text:p text:style-name="P8"><text:span text:style-name="T12"/></text:p>
      <text:p text:style-name="P10">To summarize Mr. Trump’s actions, he had his personal lawyers send in 7 slates of fake electors to 7 different states who promised to cast their states electoral votes in favor of Donald Trump instead of Joe Biden. <text:s/>When these fake electors were turned away by the states – correctly might I add – Donald Trump began pressuring Mike Pence to accept the slates of fake electors instead of the legitimate ones that the states themselves sent in. <text:s/>And when the former vice-president said no, he called a crowd out to the Capital on the same day that Mike Pence was set to certify the vote, whipped them into a riot, and sent them to Congress.</text:p>
      <text:p text:style-name="P9"><text:span text:style-name="T11"/></text:p>
      <text:p text:style-name="P9"><text:span text:style-name="T11">If this were not true, then ask yourself – what were the insurrectionists protesting on January 6</text:span><text:span text:style-name="T6">th</text:span><text:span text:style-name="T11">? <text:s/>Why were they chanting “Hang Mike Pence?” Why did it take Donald Trump 3 hours to call the riot off? When the United States took him to court over this, why was his lawyers’ on defense that he should be immune from criminal prosecution?</text:span></text:p>
      <text:p text:style-name="P9"><text:span text:style-name="T11"/></text:p>
      <text:p text:style-name="P9"><text:span text:style-name="T11">It is clear to me and to anyone with eyes who wish to see that Donald Trump </text:span><text:span text:style-name="T9">intended </text:span><text:span text:style-name="T11">to overturn the results of a free and fair election. <text:s/>This would have been terrible enough were it for local elections, simply unforgivable had it been for the United States Congress, but it was for the presidency – the most sacred of our duties – and so for Donald Trump’s actions I can call it nothing less than treason. <text:s/>Treason against our America, against the cowboy whose freedom is so complete, agianst the bleary-eyed prisoner of Wall and Street, against me, against you.</text:span></text:p>
      <text:p text:style-name="P9"><text:span text:style-name="T11"/></text:p>
      <text:p text:style-name="P10">Again, I will ask of you no further patriotism than your heart already holds – indeed, no man could. <text:s/>I can oly ask for your to follow what your own heart tells you is right.</text:p>
      <text:p text:style-name="P9"><text:span text:style-name="T11"/></text:p>
      <text:p text:style-name="P10">Thank you for your time. <text:s/>I belive in you.</text:p>
      <text:p text:style-name="P9"><text:span text:style-name="T11"/></text:p>
      <text:p text:style-name="P10">N. Mitchel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4T10:07:56.203371975</meta:creation-date>
    <dc:date>2024-08-19T00:10:09.243573816</dc:date>
    <meta:editing-duration>PT8H12M1S</meta:editing-duration>
    <meta:editing-cycles>6</meta:editing-cycles>
    <meta:generator>LibreOffice/24.2.5.2$Linux_X86_64 LibreOffice_project/420$Build-2</meta:generator>
    <meta:document-statistic meta:table-count="0" meta:image-count="0" meta:object-count="0" meta:page-count="4" meta:paragraph-count="32" meta:word-count="2393" meta:character-count="13315" meta:non-whitespace-character-count="10845"/>
  </office:meta>
</office:document-meta>
</file>